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b5f2" officeooo:paragraph-rsid="0009b5f2" style:font-size-asian="15pt" style:font-size-complex="15pt"/>
    </style:style>
    <style:style style:name="P2" style:family="paragraph" style:parent-style-name="Standard">
      <style:text-properties fo:font-size="15pt" officeooo:rsid="000ac330" officeooo:paragraph-rsid="000ac330" style:font-size-asian="15pt" style:font-size-complex="15pt"/>
    </style:style>
    <style:style style:name="P3" style:family="paragraph" style:parent-style-name="Standard">
      <style:text-properties fo:font-size="15pt" officeooo:rsid="000de9df" officeooo:paragraph-rsid="000de9df" style:font-size-asian="15pt" style:font-size-complex="15pt"/>
    </style:style>
    <style:style style:name="P4" style:family="paragraph" style:parent-style-name="Standard">
      <style:text-properties fo:font-size="18pt" officeooo:rsid="0009b5f2" officeooo:paragraph-rsid="0009b5f2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9b5f2" officeooo:paragraph-rsid="0009b5f2" style:font-size-asian="18pt" style:font-size-complex="18pt"/>
    </style:style>
    <style:style style:name="P6" style:family="paragraph" style:parent-style-name="Standard">
      <style:text-properties fo:font-size="15pt" officeooo:rsid="000ac330" officeooo:paragraph-rsid="000ac330" style:font-size-asian="15pt" style:font-size-complex="15pt"/>
    </style:style>
    <style:style style:name="P7" style:family="paragraph" style:parent-style-name="Standard">
      <style:text-properties fo:font-size="15pt" officeooo:rsid="00112016" officeooo:paragraph-rsid="00112016" style:font-size-asian="15pt" style:font-size-complex="15pt"/>
    </style:style>
    <style:style style:name="P8" style:family="paragraph" style:parent-style-name="Standard">
      <style:text-properties fo:font-size="15pt" fo:font-weight="normal" officeooo:rsid="00111734" officeooo:paragraph-rsid="00111734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8pt" fo:font-weight="bold" officeooo:rsid="00111734" officeooo:paragraph-rsid="00111734" style:font-size-asian="18pt" style:font-weight-asian="bold" style:font-size-complex="18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aea79f"/>
      <style:paragraph-properties fo:text-align="center"/>
    </style:style>
    <style:style style:name="P12" style:family="paragraph">
      <loext:graphic-properties draw:fill="solid" draw:fill-color="#aea79f"/>
      <style:paragraph-properties fo:text-align="center"/>
      <style:text-properties fo:font-size="12pt"/>
    </style:style>
    <style:style style:name="T1" style:family="text">
      <style:text-properties officeooo:rsid="000fcc54"/>
    </style:style>
    <style:style style:name="T2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solid" draw:fill-color="#aea79f" draw:textarea-horizontal-align="center" draw:textarea-vertical-align="middle" draw:shadow-offset-x="0.1201in" draw:shadow-offset-y="0.1201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netrend kezelo program</text:p>
      <text:p text:style-name="P4"/>
      <text:p text:style-name="P9">Specifikacio</text:p>
      <text:p text:style-name="P4"/>
      <text:p text:style-name="P1">A program vasuti menetrend abrazolasara alkalmas. Ezalatt ertheto az, hogy kepes megkulonboztetni vonatfajtak. Kepes megkulonboztetni vasutallomasokat es utvonalakat amelyek rendelkeznek kezdo es vegallomassal. Tarolja ezenkuvul az indulasi es erkezesi idopontot is.</text:p>
      <text:p text:style-name="P1"><draw:rect text:anchor-type="paragraph" draw:z-index="0" draw:style-name="gr1" draw:text-style-name="P10" svg:width="1.3197in" svg:height="0.7362in" svg:x="7.3429in" svg:y="0.0043in"><text:p/></draw:rect>Az egyes jaratokra jegy vasarolhato, ennek ara fugg a vonat típusatol es az ut hosszatol.</text:p>
      <text:p text:style-name="P1">A jaratok egyseges listaban tarolodnak, amelyben kereshetunk kezdo, es vegallomas szerint is.</text:p>
      <text:p text:style-name="P1">A jaratok azonositasara egy alfanumerikus kod szolgal, ezalapjan is listazhatunk egy adott jaratot.</text:p>
      <text:p text:style-name="P1"/>
      <text:p text:style-name="P2">A programhoz tartozik egy tesztprogram is, amely ellenorzi a helyes mukodeset a program moduloknak. Ezenkuvul a tesztprogram roviden be is mutatja a program hasznalatat. Igy segitseget is nyujthat annak hasznalatahoz. A tesztprogram peldat ad minden elvegezheto elemi muveletre.</text:p>
      <text:p text:style-name="P2"/>
      <text:p text:style-name="P2">A program bovitheto interaktiv felulettel. Ebben konnyu a navigalas, vonatok keresese, jegy vasarlasa.</text:p>
      <text:p text:style-name="P2"/>
      <text:p text:style-name="P2"/>
      <text:p text:style-name="P9">Terv</text:p>
      <text:p text:style-name="P9"/>
      <text:p text:style-name="P8">A feladat megoldasanak legfobb resze az adatok nyilvantartasara kepes tarolok, es azok viszonyanak megtervezese.</text:p>
      <text:p text:style-name="P8"/>
      <text:p text:style-name="P8">A megvalositashoz tobbfajta osztalyt kell majd elkesziteni.</text:p>
      <text:p text:style-name="P8">Szukseges a vonatfajtak megkulonboztetese. Igy tehat egy Vonat osztalybol oroklodik majd a Szemelyvonat es a Gyorsvonat is.</text:p>
      <text:p text:style-name="P8">A vonatok hatekony szervezesehez szukseges megvalositani egy Jarat osztalyt is, ami kepes tarolni a hozza tartozo indulasi es erkezesi pontot, ezek tarolasara szolgal majd az Allomas nevu osztaly. A jarathoz tartozik meg egy vonat is, ez persze a vonatok barmelyike lehet. A jaratok tarolasara szolgal a Menetrend osztaly, ebben egy lista formajaban tarolodnak az egyes jaratok.</text:p>
      <text:p text:style-name="P8"/>
      <text:p text:style-name="P8"/>
      <text:p text:style-name="P8"/>
      <text:p text:style-name="P8"/>
      <text:p text:style-name="P8"><text:soft-page-break/></text:p>
      <text:p text:style-name="P8"><draw:rect text:anchor-type="paragraph" draw:z-index="2" draw:style-name="gr2" draw:text-style-name="P11" svg:width="1.1012in" svg:height="0.5331in" svg:x="1.1417in" svg:y="0.2327in"><text:p text:style-name="P10">Vonat</text:p></draw:rect><draw:rect text:anchor-type="paragraph" draw:z-index="6" draw:style-name="gr2" draw:text-style-name="P11" svg:width="1.1012in" svg:height="0.5331in" svg:x="3.2492in" svg:y="0.2189in"><text:p text:style-name="P10">Jarat</text:p></draw:rect><draw:rect text:anchor-type="paragraph" draw:z-index="9" draw:style-name="gr2" draw:text-style-name="P11" svg:width="1.1012in" svg:height="0.5331in" svg:x="5.1661in" svg:y="0.2189in"><text:p text:style-name="P10">Menetrend</text:p></draw:rect></text:p>
      <text:p text:style-name="P8"><draw:line text:anchor-type="paragraph" draw:z-index="7" draw:style-name="gr4" draw:text-style-name="P10" svg:x1="2.2425in" svg:y1="0.2307in" svg:x2="3.2807in" svg:y2="0.2307in"><text:p/></draw:line></text:p>
      <text:p text:style-name="P8"><draw:line text:anchor-type="paragraph" draw:z-index="8" draw:style-name="gr4" draw:text-style-name="P10" svg:x1="4.35in" svg:y1="0.0047in" svg:x2="5.1661in" svg:y2="0.0047in"><text:p/></draw:line></text:p>
      <text:p text:style-name="P8"><draw:line text:anchor-type="paragraph" draw:z-index="4" draw:style-name="gr3" draw:text-style-name="P10" svg:x1="1.711in" svg:y1="0.0465in" svg:x2="1.072in" svg:y2="0.6665in"><text:p/></draw:line><draw:line text:anchor-type="paragraph" draw:z-index="5" draw:style-name="gr3" draw:text-style-name="P10" svg:x1="1.711in" svg:y1="0.0465in" svg:x2="2.3638in" svg:y2="0.6665in"><text:p/></draw:line><draw:line text:anchor-type="paragraph" draw:z-index="11" draw:style-name="gr4" draw:text-style-name="P10" svg:x1="3.8083in" svg:y1="0.6665in" svg:x2="3.8083in" svg:y2="0.0327in"><text:p/></draw:line></text:p>
      <text:p text:style-name="P8"/>
      <text:p text:style-name="P8"><draw:rect text:anchor-type="paragraph" draw:z-index="1" draw:style-name="gr2" draw:text-style-name="P11" svg:width="1.1012in" svg:height="0.5331in" svg:x="1.7807in" svg:y="0.1874in"><text:p text:style-name="P10">Gyorsvonat</text:p></draw:rect><draw:rect text:anchor-type="paragraph" draw:z-index="3" draw:style-name="gr2" draw:text-style-name="P11" svg:width="1.1012in" svg:height="0.5331in" svg:x="0.5134in" svg:y="0.1874in"><text:p text:style-name="P10">Szemelyvonat</text:p></draw:rect><draw:rect text:anchor-type="paragraph" draw:z-index="10" draw:style-name="gr2" draw:text-style-name="P12" svg:width="1.1016in" svg:height="0.5335in" svg:x="3.2252in" svg:y="0.1874in"><text:p text:style-name="P10"><text:span text:style-name="T2">Allomas</text:span></text:p></draw:rect></text:p>
      <text:p text:style-name="P8"/>
      <text:p text:style-name="P2"/>
      <text:p text:style-name="P2"/>
      <text:p text:style-name="P2"/>
      <text:p text:style-name="P7">Az osztalyok hierarchiajat szemleltethetjuk ezzel az abraval.</text:p>
      <text:p text:style-name="P7">A vegso megvalositashoz szukseges lesz valamifele keresesi algoritmus megvalositasa. Ez nem jelenthet nagy problemat, hiszen annyi a dolgunk, hogy a jaratok listajat vegignezve a kriteriumnak megfelelo jaratokat belerakjuk a keresesi talalatok listajaba.</text:p>
      <text:p text:style-name="P7"/>
      <text:p text:style-name="P7">A tesztprogram ugy fog megvalosulni, hogy az osses elemi adategysebol letrejon legalabb egy, de jellemzoen tobb is, hogy a tovabbi elemek mukodese jol megfigyelheto legyen. Pl: tobb Allomasra van szukseg hogy egyaltalan ertelme legyen a Jaratot kesziteni.</text:p>
      <text:p text:style-name="P7"/>
      <text:p text:style-name="P2"/>
      <text:p text:style-name="P3"><text:span text:style-name="T1">Keszitette: </text:span>Bordák Tamás </text:p>
      <text:p text:style-name="P7">Neptun: TQNX0O</text:p>
      <text:p text:style-name="P7">2016.04.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3" draw:display-name="Arrowheads 3" svg:viewBox="0 0 3000 6000" svg:d="M1500 0l1500 3000-1500 3000-1500-30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i </meta:initial-creator>
    <meta:creation-date>2016-04-04T12:34:02.007705902</meta:creation-date>
    <dc:date>2016-04-18T01:26:27.849916152</dc:date>
    <dc:creator>tomi </dc:creator>
    <meta:editing-duration>PT16M39S</meta:editing-duration>
    <meta:editing-cycles>4</meta:editing-cycles>
    <meta:generator>LibreOffice/4.4.3.2$Linux_X86_64 LibreOffice_project/40m0$Build-2</meta:generator>
    <meta:document-statistic meta:table-count="0" meta:image-count="0" meta:object-count="0" meta:page-count="2" meta:paragraph-count="19" meta:word-count="303" meta:character-count="2258" meta:non-whitespace-character-count="1973"/>
  </office:meta>
</office:document-meta>
</file>